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3" style:family="paragraph" style:parent-style-name="Standard">
      <style:paragraph-properties fo:line-height="150%"/>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4</text:p>
      <text:p text:style-name="P2">Scheduling</text:p>
      <text:p text:style-name="P1"/>
      <text:p text:style-name="P1"/>
      <text:p text:style-name="P1">0.<text:tab/>God says user processes can run concurrently. Then there comes scheduling.<text:line-break/><text:line-break/>1.<text:tab/>Time to diff and patch! This is the first time to be rejected as for a piece of code in “pmap.c”. It seems that we will implement the famous Round-Robin.<text:line-break/><text:tab/>Well, is there someone who can explain the reason why the rectangular coats of those exercises are gone?<text:line-break/><text:line-break/>2.<text:tab/>Exercise-1<text:line-break/><text:tab/>Do remember to take the “envs” as a circular queue, and leave “envs[0]” alone.<text:line-break/>sched_yield()-------------------------------------------------------<text:line-break/><text:tab/>// Implement simple round-robin scheduling.</text:p>
      <text:p text:style-name="P1"><text:tab/>// Search through 'envs' for a runnable environment,</text:p>
      <text:p text:style-name="P1"><text:tab/>// in circular fashion starting after the previously running env,</text:p>
      <text:p text:style-name="P1"><text:tab/>// and switch to the first such environment found.</text:p>
      <text:p text:style-name="P1"><text:tab/>// It's OK to choose the previously running env if no other env</text:p>
      <text:p text:style-name="P1"><text:tab/>// is runnable.</text:p>
      <text:p text:style-name="P1"><text:tab/>// But never choose envs[0], the idle environment,</text:p>
      <text:p text:style-name="P1"><text:tab/>// unless NOTHING else is runnable.</text:p>
      <text:p text:style-name="P1"/>
      <text:p text:style-name="P1"><text:tab/>// LAB 4: Your code here.</text:p>
      <text:p text:style-name="P1"><text:tab/>// after the previously running env</text:p>
      <text:p text:style-name="P1"><text:tab/>// curenv may be NULL as curenv may be destroyed by "env_destroy()"</text:p>
      <text:p text:style-name="P1"><text:tab/>struct Env *e = (curenv == NULL || curenv &gt;= envs+NENV-1) ? (envs+1) : (curenv+1);</text:p>
      <text:p text:style-name="P1"><text:tab/>// skip envs[0]</text:p>
      <text:p text:style-name="P1"><text:tab/>int i;<text:tab/>// just a counter</text:p>
      <text:p text:style-name="P1"><text:tab/>for (i = 1; i &lt; NENV; ++i)</text:p>
      <text:p text:style-name="P1"><text:tab/>{</text:p>
      <text:p text:style-name="P1"><text:tab/><text:tab/>if (e-&gt;env_status == ENV_RUNNABLE)</text:p>
      <text:p text:style-name="P1"><text:soft-page-break/><text:tab/><text:tab/>{</text:p>
      <text:p text:style-name="P1"><text:tab/><text:tab/><text:tab/>env_run(e);</text:p>
      <text:p text:style-name="P1"><text:tab/><text:tab/><text:tab/>// should it return?</text:p>
      <text:p text:style-name="P1"><text:tab/><text:tab/><text:tab/>return;</text:p>
      <text:p text:style-name="P1"><text:tab/><text:tab/>}</text:p>
      <text:p text:style-name="P1"><text:tab/><text:tab/>e = (e &gt;= envs+NENV-1) ? (envs+1) : (e+1);</text:p>
      <text:p text:style-name="P1"><text:tab/>}</text:p>
      <text:p text:style-name="P1"><text:tab/>// Run the special idle environment when nothing else is runnable.</text:p>
      <text:p text:style-name="P1"><text:tab/>if (envs[0].env_status == ENV_RUNNABLE)</text:p>
      <text:p text:style-name="P1"><text:tab/><text:tab/>env_run(&amp;envs[0]);</text:p>
      <text:p text:style-name="P1"><text:tab/>else {</text:p>
      <text:p text:style-name="P1"><text:tab/><text:tab/>cprintf("Destroyed all environments - nothing more to do!\n");</text:p>
      <text:p text:style-name="P1"><text:tab/><text:tab/>while (1)</text:p>
      <text:p text:style-name="P1"><text:tab/><text:tab/><text:tab/>monitor(NULL);</text:p>
      <text:p text:style-name="P1"><text:tab/>}<text:line-break/>syscall()-------------------------------------------------------------<text:line-break/><text:tab/>Adding this into “switch”:<text:line-break/><text:tab/><text:tab/>case SYS_yield:</text:p>
      <text:p text:style-name="P1"><text:tab/><text:tab/><text:tab/>sys_yield();</text:p>
      <text:p text:style-name="P1"><text:tab/><text:tab/><text:tab/>return 0;<text:line-break/>-----------------------------------------------------------------------<text:line-break/><text:tab/>Then modify “kern/init.c” to “ENV_CREATE(user_yield)” twice.<text:line-break/><text:tab/>There may be too much information rolling the screen. Just comment out the line contained “print_trapframe(tf)” in “kern/monitor.c”.<text:line-break/><text:tab/>Notice that “curenv” can be NULL after calling “env_destroy()”:<text:line-break/>void</text:p>
      <text:p text:style-name="P1">env_destroy(struct Env *e) </text:p>
      <text:p text:style-name="P1">{</text:p>
      <text:p text:style-name="P1"><text:tab/>env_free(e);</text:p>
      <text:p text:style-name="P1"/>
      <text:p text:style-name="P1"><text:tab/>if (curenv == e) {</text:p>
      <text:p text:style-name="P1"><text:tab/><text:tab/>curenv = NULL;</text:p>
      <text:p text:style-name="P1"><text:soft-page-break/><text:tab/><text:tab/>sched_yield();</text:p>
      <text:p text:style-name="P1"><text:tab/>}</text:p>
      <text:p text:style-name="P1">}<text:line-break/><text:line-break/><text:tab/>What's more, “curenv” may be NULL at the first time entering “sys_yield()”.<text:line-break/><text:tab/>Que.1<text:tab/><text:tab/>Simple. In “env_setup_vm()”, we just copy “boot_pgdir[]” to “e-&gt;env_pgdir[]”, as any va above <text:s/>UTOP cannot be accessed by user. That's quite awesome.<text:line-break/><text:line-break/>3.<text:tab/>Exercise-2<text:line-break/><text:tab/>We get to grant a gift to users by allowing them to use “fork()”. That means we need to implement one and then allow them to drop in through syscall.<text:line-break/><text:tab/>SO WHAT THE HELL IS “TWEAKED”?<text:line-break/><text:tab/>Okay, that's the most amazing idea I have ever met in JOS.<text:line-break/><text:tab/>First let's have a <text:s/>short discuss on eip. As we all know, eip points to the next instruction when calling a function(or a label). This is set automatically. As for intr and excp, that will be a little different.<text:line-break/><text:tab/>Eip discussed here is different from EIP register in cpu. EIP register points to the very next ins, updated as long as ins goes; eip discussed here refers to happens to be the returning address when calling a function, saved in Trapframe.tf_regs.reg_eip. It is the value EIP reg holds when executing jumping ins or intr/excp,<text:line-break/><text:tab/>This “reg_eip” belongs to user, not kernel. It will be changed as ins goes when running user process(env_run()), but when dropping into kernel, this eip will never be updated as kernel takes the control, so that's why eip saves <text:line-break/><text:tab/>I.<text:tab/>Excp.Trap: <text:tab/>Used to handle syscall. Eip points to the next ins behind the syscall;<text:line-break/><text:tab/>II.<text:tab/>Excp.Fault:<text:tab/>Used to handle fixable fault like page fault. Eip points to the very ins where the fault occurs;<text:line-break/><text:tab/>III.<text:tab/>Excp.Abort:<text:tab/>Vital fault, unrecoverable, like segmentation fault. Just send a SIGSEGV signal and abort the user process. Who cares the eip?<text:line-break/><text:tab/>IV.<text:tab/>Intr:<text:tab/><text:tab/>Intr will be responded if and only if during the interval between instructions. So eip points to the very next ins.<text:line-break/><text:tab/>“fork()” or “exofork()”(I just hate the word “exo”) belong to Excp.Trap, so the eip will point to the next ins. REMEMBER that all these above are about assembler language.<text:line-break/><text:soft-page-break/><text:tab/>When we use a “fork()”, it is ofter the case with us to type “VAR = fork()”. So how does it look like in assembler language?(in AT&amp;T? Maybe; And all words in uppercase represent something variable and not so important, such as “VAR” in the first sentence.)<text:line-break/><text:tab/>…...<text:line-break/><text:tab/>mov<text:tab/>$SYSCALL_NO,<text:tab/>%eax<text:tab/># eax holds the number of syscall<text:line-break/><text:tab/>call<text:tab/>FORK_ADDR &lt;fork&gt;<text:line-break/><text:tab/>…...<text:line-break/><text:tab/>iret<text:tab/><text:tab/><text:tab/><text:tab/><text:tab/># iret jumps to eip, and eax holds the returned value<text:line-break/><text:tab/>…...<text:line-break/><text:tab/>sw<text:tab/>%eax,<text:tab/>VAR_ADDR<text:tab/><text:tab/># VAR = fork()<text:line-break/><text:tab/>So that is clear that we should set child's eax to be zero, while leaving parent's eax unchanged(to be new envid). How? Trapframe plays an important role. Notice that we have copied env_tf from parent to child. Then the only work is to modify the child's eax to 0. Then when child is activated, she will get the same eip as her parent does when giving birth to her, and instantly update EIP register with saved eip value, get to the ins “sw %eax, VAR_ADDR”, then eax(just zero) is stored into the VAR in child process.<text:line-break/><text:tab/>What an amazing story!<text:line-break/>sys_exofork()-------------------------------------------------------<text:line-break/><text:tab/>// Create the new environment with env_alloc(), from kern/env.c.</text:p>
      <text:p text:style-name="P1"><text:tab/>// It should be left as env_alloc created it, except that</text:p>
      <text:p text:style-name="P1"><text:tab/>// status is set to ENV_NOT_RUNNABLE, and the register set is copied</text:p>
      <text:p text:style-name="P1"><text:tab/>// from the current environment -- but tweaked so sys_exofork</text:p>
      <text:p text:style-name="P1"><text:tab/>// will appear to return 0.</text:p>
      <text:p text:style-name="P1"><text:tab/>// LAB 4: Your code here.</text:p>
      <text:p text:style-name="P1"><text:tab/>struct Env *env;</text:p>
      <text:p text:style-name="P1"><text:tab/>if (env_alloc(&amp;env, curenv-&gt;env_id) &lt; 0)</text:p>
      <text:p text:style-name="P1"><text:tab/>{</text:p>
      <text:p text:style-name="P1"><text:tab/><text:tab/>return -E_NO_FREE_ENV;</text:p>
      <text:p text:style-name="P1"><text:tab/>}</text:p>
      <text:p text:style-name="P1"><text:tab/>env-&gt;env_status = ENV_NOT_RUNNABLE;</text:p>
      <text:p text:style-name="P1"><text:tab/>env-&gt;env_tf = curenv-&gt;env_tf;</text:p>
      <text:p text:style-name="P1"><text:tab/>// amazing, set child's returned value to 0</text:p>
      <text:p text:style-name="P1"><text:soft-page-break/><text:tab/>env-&gt;env_tf.tf_regs.reg_eax = 0;</text:p>
      <text:p text:style-name="P1"><text:tab/>return env-&gt;env_id;<text:line-break/>sys_env_set_status()----------------------------------------------<text:line-break/><text:tab/>// LAB 4: Your code here.</text:p>
      <text:p text:style-name="P1"><text:tab/>// Set envid's env_status to status, which must be ENV_RUNNABLE</text:p>
      <text:p text:style-name="P1"><text:tab/>// or ENV_NOT_RUNNABLE.</text:p>
      <text:p text:style-name="P1"><text:tab/>// check status</text:p>
      <text:p text:style-name="P1"><text:tab/>if (status != ENV_RUNNABLE &amp;&amp; status != ENV_NOT_RUNNABLE)</text:p>
      <text:p text:style-name="P1"><text:tab/>{</text:p>
      <text:p text:style-name="P1"><text:tab/><text:tab/>return -E_INVAL;</text:p>
      <text:p text:style-name="P1"><text:tab/>}</text:p>
      <text:p text:style-name="P1"><text:tab/>struct Env *env;</text:p>
      <text:p text:style-name="P1"><text:tab/>// check envid</text:p>
      <text:p text:style-name="P1"><text:tab/>if (envid2env(envid, &amp;env, 1) &lt; 0)</text:p>
      <text:p text:style-name="P1"><text:tab/>{</text:p>
      <text:p text:style-name="P1"><text:tab/><text:tab/>return -E_BAD_ENV;</text:p>
      <text:p text:style-name="P1"><text:tab/>}</text:p>
      <text:p text:style-name="P1"><text:tab/>env-&gt;env_status = status;</text:p>
      <text:p text:style-name="P1"><text:tab/>return 0;<text:line-break/>sys_page_alloc()---------------------------------------------------<text:line-break/><text:tab/>// LAB 4: Your code here.</text:p>
      <text:p text:style-name="P1"><text:tab/>// Allocate a page of memory and map it at 'va' with permission</text:p>
      <text:p text:style-name="P1"><text:tab/>// 'perm' in the address space of 'envid'.</text:p>
      <text:p text:style-name="P1"><text:tab/>// PGOFF(va) = va &amp; 0xfff, to check whether va is page-aligned</text:p>
      <text:p text:style-name="P1"><text:tab/>if ((unsigned int)va &gt;= UTOP || PGOFF(va) || (perm &amp; (PTE_U | PTE_P)) != (PTE_U | PTE_P))</text:p>
      <text:p text:style-name="P1"><text:tab/>{</text:p>
      <text:p text:style-name="P1"><text:tab/><text:tab/>return -E_INVAL;</text:p>
      <text:p text:style-name="P1"><text:tab/>}</text:p>
      <text:p text:style-name="P1"><text:tab/>struct Env *env;</text:p>
      <text:p text:style-name="P1"><text:tab/>if (envid2env(envid, &amp;env, 1) &lt; 0)</text:p>
      <text:p text:style-name="P1"><text:tab/>{</text:p>
      <text:p text:style-name="P1"><text:soft-page-break/><text:tab/><text:tab/>return -E_BAD_ENV;</text:p>
      <text:p text:style-name="P1"><text:tab/>}</text:p>
      <text:p text:style-name="P1"><text:tab/>struct Page *pg;</text:p>
      <text:p text:style-name="P1"><text:tab/>if (page_alloc(&amp;pg) &lt; 0)</text:p>
      <text:p text:style-name="P1"><text:tab/>{</text:p>
      <text:p text:style-name="P1"><text:tab/><text:tab/>return -E_NO_MEM;</text:p>
      <text:p text:style-name="P1"><text:tab/>}</text:p>
      <text:p text:style-name="P1"><text:tab/>// If page_insert() fails, remember to free the page you allocated!</text:p>
      <text:p text:style-name="P1"><text:tab/>if (page_insert(env-&gt;env_pgdir, pg, va, perm) &lt; 0)</text:p>
      <text:p text:style-name="P1"><text:tab/>{</text:p>
      <text:p text:style-name="P1"><text:tab/><text:tab/>// remember to use "page_decref" rather than</text:p>
      <text:p text:style-name="P1"><text:tab/><text:tab/>// "page_free", as page cannot be freed until pg_ref = 0.</text:p>
      <text:p text:style-name="P1"><text:tab/><text:tab/>page_decref(pg);</text:p>
      <text:p text:style-name="P1"><text:tab/><text:tab/>return -E_NO_MEM;</text:p>
      <text:p text:style-name="P1"><text:tab/>}</text:p>
      <text:p text:style-name="P1"><text:tab/>// The page's contents are set to 0.</text:p>
      <text:p text:style-name="P1"><text:tab/>// Remember "page2kva", ha?</text:p>
      <text:p text:style-name="P1"><text:tab/>memset(page2kva(pg), 0, PGSIZE);</text:p>
      <text:p text:style-name="P1"><text:tab/>return 0;<text:line-break/>sys_page_map()---------------------------------------------------<text:line-break/><text:tab/>// LAB 4: Your code here.</text:p>
      <text:p text:style-name="P1"><text:tab/>// Map the page of memory at 'srcva' in srcenvid's address space</text:p>
      <text:p text:style-name="P1"><text:tab/>// at 'dstva' in dstenvid's address space with permission 'perm'.</text:p>
      <text:p text:style-name="P1"><text:tab/>if ((unsigned int)srcva &gt;= UTOP || PGOFF(srcva) || (perm &amp; (PTE_U | PTE_P)) != (PTE_U | PTE_P)</text:p>
      <text:p text:style-name="P1"><text:tab/><text:tab/>|| (unsigned int)dstva &gt;= UTOP || PGOFF(dstva) )</text:p>
      <text:p text:style-name="P1"><text:tab/>{</text:p>
      <text:p text:style-name="P1"><text:tab/><text:tab/>return -E_INVAL;</text:p>
      <text:p text:style-name="P1"><text:tab/>}</text:p>
      <text:p text:style-name="P1"><text:tab/>struct Env *srcenv, *dstenv;</text:p>
      <text:p text:style-name="P1"><text:tab/>if (envid2env(srcenvid, &amp;srcenv, 1) &lt; 0 || envid2env(dstenvid, &amp;dstenv, 1) &lt; 0)</text:p>
      <text:p text:style-name="P1"><text:tab/>{</text:p>
      <text:p text:style-name="P1"><text:soft-page-break/><text:tab/><text:tab/>return -E_BAD_ENV;</text:p>
      <text:p text:style-name="P1"><text:tab/>}</text:p>
      <text:p text:style-name="P1"><text:tab/>pte_t *pte_addr;</text:p>
      <text:p text:style-name="P1"><text:tab/>struct Page *pg = page_lookup(srcenv-&gt;env_pgdir, srcva, &amp;pte_addr);</text:p>
      <text:p text:style-name="P1"><text:tab/>// find it in src address space</text:p>
      <text:p text:style-name="P1"><text:tab/>if (pg == NULL)</text:p>
      <text:p text:style-name="P1"><text:tab/>{</text:p>
      <text:p text:style-name="P1"><text:tab/><text:tab/>return -E_INVAL;</text:p>
      <text:p text:style-name="P1"><text:tab/>}</text:p>
      <text:p text:style-name="P1"><text:tab/>// check extra perm</text:p>
      <text:p text:style-name="P1"><text:tab/>if ((perm &amp; PTE_W) &amp;&amp; !(*pte_addr &amp; PTE_W))</text:p>
      <text:p text:style-name="P1"><text:tab/>{</text:p>
      <text:p text:style-name="P1"><text:tab/><text:tab/>return -E_INVAL;</text:p>
      <text:p text:style-name="P1"><text:tab/>}</text:p>
      <text:p text:style-name="P1"><text:tab/>// map to dst address space</text:p>
      <text:p text:style-name="P1"><text:tab/>if (page_insert(dstenv-&gt;env_pgdir, pg, dstva, perm) &lt; 0)</text:p>
      <text:p text:style-name="P1"><text:tab/>{</text:p>
      <text:p text:style-name="P1"><text:tab/><text:tab/>return -E_NO_MEM;</text:p>
      <text:p text:style-name="P1"><text:tab/>}</text:p>
      <text:p text:style-name="P1"><text:tab/>return 0;<text:line-break/>sys_page_unmap()------------------------------------------------<text:line-break/><text:tab/>// LAB 4: Your code here.</text:p>
      <text:p text:style-name="P1"><text:tab/>// Unmap the page of memory at 'va' in the address space of 'envid'.</text:p>
      <text:p text:style-name="P1"><text:tab/>if ((unsigned int)va &gt;= UTOP || PGOFF(va))</text:p>
      <text:p text:style-name="P1"><text:tab/>{</text:p>
      <text:p text:style-name="P1"><text:tab/><text:tab/>return -E_INVAL;</text:p>
      <text:p text:style-name="P1"><text:tab/>}</text:p>
      <text:p text:style-name="P1"><text:tab/>struct Env *env;</text:p>
      <text:p text:style-name="P1"><text:tab/>if (envid2env(envid, &amp;env, 1) &lt; 0)</text:p>
      <text:p text:style-name="P1"><text:tab/>{</text:p>
      <text:p text:style-name="P1"><text:tab/><text:tab/>return -E_BAD_ENV;</text:p>
      <text:p text:style-name="P1"><text:tab/>}</text:p>
      <text:p text:style-name="P1"><text:soft-page-break/><text:tab/>page_remove(env-&gt;env_pgdir, va);</text:p>
      <text:p text:style-name="P1"><text:tab/>return 0;<text:line-break/>----------------------------------------------------------------------<text:line-break/><text:tab/>Compared to “fork()”, the other functions are such simple stuff. JUST FOLLOW THE INSTRUCTIONS.<text:line-break/><text:tab/>Don't forget to add syscalls.<text:line-break/>syscall()------------------------------------------------------------<text:line-break/><text:tab/>Adding this into “switch”:<text:line-break/><text:tab/><text:tab/>case SYS_exofork:</text:p>
      <text:p text:style-name="P1"><text:tab/><text:tab/><text:tab/>return sys_exofork();</text:p>
      <text:p text:style-name="P1"><text:tab/><text:tab/>case SYS_env_set_status:</text:p>
      <text:p text:style-name="P1"><text:tab/><text:tab/><text:tab/>return sys_env_set_status((envid_t)a1, (int)a2);</text:p>
      <text:p text:style-name="P1"><text:tab/><text:tab/>case SYS_page_alloc:</text:p>
      <text:p text:style-name="P1"><text:tab/><text:tab/><text:tab/>return sys_page_alloc((envid_t)a1, (void *)a2, (int)a3);</text:p>
      <text:p text:style-name="P1"><text:tab/><text:tab/>case SYS_page_map:</text:p>
      <text:p text:style-name="P1"><text:tab/><text:tab/><text:tab/>return sys_page_map((envid_t)a1, (void *)a2, (envid_t) a3, (void *)a4, (int)a5);</text:p>
      <text:p text:style-name="P1"><text:tab/><text:tab/>case SYS_page_unmap:</text:p>
      <text:p text:style-name="P1"><text:tab/><text:tab/><text:tab/>return sys_page_unmap((envid_t) a1, (void *)a2);<text:line-break/>-------------------------------------------------------------------<text:line-break/><text:tab/>Then run “user/dumbfork”, there will be foolish guys shouting around “i am a child” or “i am a parent”.<text:line-break/><text:line-break/>4.<text:tab/>Exericse-4<text:line-break/><text:tab/>So where is exercise-3?<text:line-break/><text:tab/>Simple as those functions above.<text:line-break/>sys_env_set_pgfault_upcall()------------------------------------<text:line-break/><text:tab/>// LAB 4: Your code here.</text:p>
      <text:p text:style-name="P1"><text:tab/>// Set the page fault upcall for 'envid' by modifying the corresponding struct</text:p>
      <text:p text:style-name="P1"><text:tab/>// Env's 'env_pgfault_upcall' field. <text:s/>When 'envid' causes a page fault, the</text:p>
      <text:p text:style-name="P1"><text:tab/>// kernel will push a fault record onto the exception stack, then branch to</text:p>
      <text:p text:style-name="P1"><text:tab/>// 'func'.</text:p>
      <text:p text:style-name="P1"><text:soft-page-break/><text:tab/>struct Env *env;</text:p>
      <text:p text:style-name="P1"><text:tab/>// set envid2env's third argument to 1, which will check whether</text:p>
      <text:p text:style-name="P1"><text:tab/>// the current environment has permission to set envid's status.</text:p>
      <text:p text:style-name="P1"><text:tab/>if (envid2env(envid, &amp;env, 1) &lt; 0)</text:p>
      <text:p text:style-name="P1"><text:tab/>{</text:p>
      <text:p text:style-name="P1"><text:tab/><text:tab/>return -E_BAD_ENV;</text:p>
      <text:p text:style-name="P1"><text:tab/>}</text:p>
      <text:p text:style-name="P1"><text:tab/>env-&gt;env_pgfault_upcall = func;</text:p>
      <text:p text:style-name="P1"><text:tab/>return 0;<text:line-break/>-----------------------------------------------------------------------<text:line-break/><text:line-break/>5.<text:tab/>Exercise-5<text:line-break/><text:tab/>Modify “page_fault_handler()”, and then “syscall()”.<text:line-break/><text:tab/>Have a glance at UTrapframe first:<text:line-break/>struct UTrapframe {</text:p>
      <text:p text:style-name="P1"><text:tab/>/* information about the fault */</text:p>
      <text:p text:style-name="P1"><text:tab/>uint32_t utf_fault_va;<text:tab/>/* va for T_PGFLT, 0 otherwise */</text:p>
      <text:p text:style-name="P1"><text:tab/>uint32_t utf_err;</text:p>
      <text:p text:style-name="P1"><text:tab/>/* trap-time return state */</text:p>
      <text:p text:style-name="P1"><text:tab/>struct PushRegs utf_regs;</text:p>
      <text:p text:style-name="P1"><text:tab/>uintptr_t utf_eip;</text:p>
      <text:p text:style-name="P1"><text:tab/>uint32_t utf_eflags;</text:p>
      <text:p text:style-name="P1"><text:tab/>/* the trap-time stack to return to */</text:p>
      <text:p text:style-name="P1"><text:tab/>uintptr_t utf_esp;</text:p>
      <text:p text:style-name="P1">};<text:line-break/>page_fault_handler()----------------------------------------------<text:line-break/><text:tab/>// Call the environment's page fault upcall, if one exists. <text:s/>Set up a</text:p>
      <text:p text:style-name="P1"><text:tab/>// page fault stack frame on the user exception stack (below</text:p>
      <text:p text:style-name="P1"><text:tab/>// UXSTACKTOP), then branch to curenv-&gt;env_pgfault_upcall.</text:p>
      <text:p text:style-name="P1"><text:tab/>//</text:p>
      <text:p text:style-name="P1"><text:tab/>// The page fault upcall might cause another page fault, in which case</text:p>
      <text:p text:style-name="P1"><text:tab/>// we branch to the page fault upcall recursively, pushing another</text:p>
      <text:p text:style-name="P1"><text:soft-page-break/><text:tab/>// page fault stack frame on top of the user exception stack.</text:p>
      <text:p text:style-name="P1"><text:tab/>//</text:p>
      <text:p text:style-name="P1"><text:tab/>// The trap handler needs one word of scratch space at the top of the</text:p>
      <text:p text:style-name="P1"><text:tab/>// trap-time stack in order to return. <text:s/>In the non-recursive case, we</text:p>
      <text:p text:style-name="P1"><text:tab/>// don't have to worry about this because the top of the regular user</text:p>
      <text:p text:style-name="P1"><text:tab/>// stack is free. <text:s/>In the recursive case, this means we have to leave</text:p>
      <text:p text:style-name="P1"><text:tab/>// an extra word between the current top of the exception stack and</text:p>
      <text:p text:style-name="P1"><text:tab/>// the new stack frame because the exception stack _is_ the trap-time</text:p>
      <text:p text:style-name="P1"><text:tab/>// stack.</text:p>
      <text:p text:style-name="P1"><text:tab/>//</text:p>
      <text:p text:style-name="P1"><text:tab/>// If there's no page fault upcall, the environment didn't allocate a</text:p>
      <text:p text:style-name="P1"><text:tab/>// page for its exception stack, or the exception stack overflows,</text:p>
      <text:p text:style-name="P1"><text:tab/>// then destroy the environment that caused the fault.</text:p>
      <text:p text:style-name="P1"><text:tab/>// LAB 4: Your code here.</text:p>
      <text:p text:style-name="P1"><text:tab/>if (curenv-&gt;env_pgfault_upcall != NULL)</text:p>
      <text:p text:style-name="P1"><text:tab/>{</text:p>
      <text:p text:style-name="P1"><text:tab/><text:tab/>struct UTrapframe *utf;</text:p>
      <text:p text:style-name="P1"><text:tab/><text:tab/>// when there is nested page fault, just push a blank word</text:p>
      <text:p text:style-name="P1"><text:tab/><text:tab/>// into stack before pushing an UTrapframe.</text:p>
      <text:p text:style-name="P1"><text:tab/><text:tab/>// When it is needed to check whether it is nested,</text:p>
      <text:p text:style-name="P1"><text:tab/><text:tab/>// just check whether the crrent stack stands between</text:p>
      <text:p text:style-name="P1"><text:tab/><text:tab/>// “UXSTACKTOP-PGSIZE” and “UXSTACKTOP-1”.</text:p>
      <text:p text:style-name="P1"><text:tab/><text:tab/>// current stack means "esp"</text:p>
      <text:p text:style-name="P1"><text:tab/><text:tab/>if ((unsigned int)tf-&gt;tf_esp &gt;= UXSTACKTOP-PGSIZE</text:p>
      <text:p text:style-name="P1"><text:tab/><text:tab/><text:tab/>&amp;&amp; (unsigned int)tf-&gt;tf_esp &lt; UXSTACKTOP)</text:p>
      <text:p text:style-name="P1"><text:tab/><text:tab/>{</text:p>
      <text:p text:style-name="P1"><text:tab/><text:tab/><text:tab/>// nested page fault, a blank word needed to save esp to</text:p>
      <text:p text:style-name="P1"><text:tab/><text:tab/><text:tab/>// switch recursively later to jump back to user code</text:p>
      <text:p text:style-name="P1"><text:tab/><text:tab/><text:tab/>// without visiting kernel after page_fault_handler</text:p>
      <text:p text:style-name="P1"><text:tab/><text:tab/><text:tab/>// see _pgfault_upcall</text:p>
      <text:p text:style-name="P1"><text:tab/><text:tab/><text:tab/>utf = (struct UTrapframe *)(tf-&gt;tf_esp-sizeof(struct UTrapframe)-4);</text:p>
      <text:p text:style-name="P1"><text:tab/><text:tab/>}</text:p>
      <text:p text:style-name="P1"><text:soft-page-break/><text:tab/><text:tab/>else</text:p>
      <text:p text:style-name="P1"><text:tab/><text:tab/>{</text:p>
      <text:p text:style-name="P1"><text:tab/><text:tab/><text:tab/>// the first page fault</text:p>
      <text:p text:style-name="P1"><text:tab/><text:tab/><text:tab/>utf = (struct UTrapframe *)(UXSTACKTOP-sizeof(struct UTrapframe));</text:p>
      <text:p text:style-name="P1"><text:tab/><text:tab/>}</text:p>
      <text:p text:style-name="P1"><text:tab/><text:tab/>// set up page fault stack frame on user excp stack</text:p>
      <text:p text:style-name="P1"><text:tab/><text:tab/>// Read processor's CR2 register to find the faulting address</text:p>
      <text:p text:style-name="P1"><text:tab/><text:tab/>// fault_va = rcr2();</text:p>
      <text:p text:style-name="P1"><text:tab/><text:tab/>utf-&gt;utf_fault_va = fault_va;</text:p>
      <text:p text:style-name="P1"><text:tab/><text:tab/>utf-&gt;utf_err = tf-&gt;tf_err;</text:p>
      <text:p text:style-name="P1"><text:tab/><text:tab/>utf-&gt;utf_regs = tf-&gt;tf_regs;</text:p>
      <text:p text:style-name="P1"><text:tab/><text:tab/>utf-&gt;utf_eip = tf-&gt;tf_eip;</text:p>
      <text:p text:style-name="P1"><text:tab/><text:tab/>utf-&gt;utf_eflags = tf-&gt;tf_eflags;</text:p>
      <text:p text:style-name="P1"><text:tab/><text:tab/>utf-&gt;utf_esp = tf-&gt;tf_esp;</text:p>
      <text:p text:style-name="P1"><text:tab/><text:tab/>// <text:s/>To change what the user environment runs, modify 'curenv-&gt;env_tf'</text:p>
      <text:p text:style-name="P1"><text:tab/><text:tab/>// <text:s/>(the 'tf' variable points at 'curenv-&gt;env_tf').</text:p>
      <text:p text:style-name="P1"><text:tab/><text:tab/>// Well, then why should we set such an argument?</text:p>
      <text:p text:style-name="P1"><text:tab/><text:tab/>// eip points to the next ins</text:p>
      <text:p text:style-name="P1"><text:tab/><text:tab/>tf-&gt;tf_eip = (uintptr_t)curenv-&gt;env_pgfault_upcall;</text:p>
      <text:p text:style-name="P1"><text:tab/><text:tab/>// to start executing on user excp stack</text:p>
      <text:p text:style-name="P1"><text:tab/><text:tab/>tf-&gt;tf_esp = (uintptr_t)utf;</text:p>
      <text:p text:style-name="P1"><text:tab/><text:tab/>env_run(curenv);</text:p>
      <text:p text:style-name="P1"><text:tab/>}<text:line-break/>-----------------------------------------------------------------------<text:line-break/><text:tab/>Running out of user excp stack will lead to rewrite the user excp stack at UXSTACKTOP, as if tf_esp stands out of [UXSTACKTOP-PGSIZE, UXSTACKTOP-1] we will conclude that it is the first page fault.<text:line-break/>Syscall()-------------------------------------------------------------<text:line-break/><text:tab/>Adding this into “switch”:<text:line-break/><text:tab/><text:tab/>case SYS_env_set_pgfault_upcall:</text:p>
      <text:p text:style-name="P1"><text:tab/><text:tab/><text:tab/>return sys_env_set_pgfault_upcall((envid_t)a1, (void *)a2);<text:line-break/>-----------------------------------------------------------------------<text:line-break/><text:soft-page-break/><text:tab/>So how can I take appropriate precautions in this step? Make me puzzled.<text:line-break/><text:line-break/>6.<text:tab/>Exercise-6<text:line-break/><text:tab/>Well, as stated above, when there is nested page fault, just push a blank word into stack before pushing an UTrapframe. When it is needed to check whether it is nested, just check whether the crrent stack stands between “UXSTACKTOP-PGSIZE” and “UXSTACKTOP-1”.<text:line-break/><text:tab/>So the most important thing is get involved with esp.<text:line-break/><text:tab/>The usage of Utrapframe is similar to Trapframe.<text:line-break/><text:tab/>Look at the first ins “pushl %esp” in “_pgfault_upcall”, that's why we leave “4B” or a blank word in the stack to protect this guy. And it will be the ptr to UTF as we do to Trapframe.<text:line-break/><text:tab/>As Utrapframe.utf_esp points to the trap-time stack to return to, and remember this is the esp very before “calling”(or something else). So “0(%utf_esp)” is the first argument, “-4(%utf_esp)” is the rip(return instruction pointer, the eip very before cpu knows it is a jumping ins and calculate the target address or the called new NPC), and “-8(%utf_esp)” is the trap-time ebp, and utf_esp-8 == %ebp. So we need to set rip to out eip to jump!<text:line-break/>Pfentry.S------------------------------------------------------------<text:line-break/>// Page fault upcall entrypoint.</text:p>
      <text:p text:style-name="P1"/>
      <text:p text:style-name="P1">// This is where we ask the kernel to redirect us to whenever we cause</text:p>
      <text:p text:style-name="P1">// a page fault in user space (see the call to sys_set_pgfault_handler</text:p>
      <text:p text:style-name="P1">// in pgfault.c).</text:p>
      <text:p text:style-name="P1">//</text:p>
      <text:p text:style-name="P1">// When a page fault actually occurs, the kernel switches our ESP to</text:p>
      <text:p text:style-name="P1">// point to the user exception stack if we're not already on the user</text:p>
      <text:p text:style-name="P1">// exception stack, and then it pushes a UTrapframe onto our user</text:p>
      <text:p text:style-name="P1">// exception stack:</text:p>
      <text:p text:style-name="P1">//</text:p>
      <text:p text:style-name="P1">//<text:tab/>trap-time esp</text:p>
      <text:p text:style-name="P1">//<text:tab/>trap-time eflags</text:p>
      <text:p text:style-name="P1">//<text:tab/>trap-time eip</text:p>
      <text:p text:style-name="P1">//<text:tab/>utf_regs.reg_eax</text:p>
      <text:p text:style-name="P1"><text:soft-page-break/>//<text:tab/>...</text:p>
      <text:p text:style-name="P1">//<text:tab/>utf_regs.reg_esi</text:p>
      <text:p text:style-name="P1">//<text:tab/>utf_regs.reg_edi</text:p>
      <text:p text:style-name="P1">//<text:tab/>utf_err (error code)</text:p>
      <text:p text:style-name="P1">//<text:tab/>utf_fault_va <text:s text:c="11"/>&lt;-- %esp</text:p>
      <text:p text:style-name="P1">//</text:p>
      <text:p text:style-name="P1">// If this is a recursive fault, the kernel will reserve for us a</text:p>
      <text:p text:style-name="P1">// blank word above the trap-time esp for scratch work when we unwind</text:p>
      <text:p text:style-name="P1">// the recursive call.</text:p>
      <text:p text:style-name="P1">//</text:p>
      <text:p text:style-name="P1">// We then have call up to the appropriate page fault handler in C</text:p>
      <text:p text:style-name="P1">// code, pointed to by the global variable '_pgfault_handler'.</text:p>
      <text:p text:style-name="P1"/>
      <text:p text:style-name="P1">.text</text:p>
      <text:p text:style-name="P1">.globl _pgfault_upcall</text:p>
      <text:p text:style-name="P1">_pgfault_upcall:</text:p>
      <text:p text:style-name="P1"><text:tab/>// Call the C page fault handler.</text:p>
      <text:p text:style-name="P1"><text:tab/>pushl %esp<text:tab/><text:tab/><text:tab/>// function argument: pointer to UTF</text:p>
      <text:p text:style-name="P1"><text:tab/>movl _pgfault_handler, %eax</text:p>
      <text:p text:style-name="P1"><text:tab/>call *%eax</text:p>
      <text:p text:style-name="P1"><text:tab/>addl $4, %esp<text:tab/><text:tab/><text:tab/>// pop function argument</text:p>
      <text:p text:style-name="P1"><text:tab/></text:p>
      <text:p text:style-name="P1"><text:tab/>// Now the C page fault handler has returned and you must return</text:p>
      <text:p text:style-name="P1"><text:tab/>// to the trap time state.</text:p>
      <text:p text:style-name="P1"><text:tab/>// Push trap-time %eip onto the trap-time stack.</text:p>
      <text:p text:style-name="P1"><text:tab/>//</text:p>
      <text:p text:style-name="P1"><text:tab/>// Explanation:</text:p>
      <text:p text:style-name="P1"><text:tab/>// <text:s text:c="2"/>We must prepare the trap-time stack for our eventual return to</text:p>
      <text:p text:style-name="P1"><text:tab/>// <text:s text:c="2"/>re-execute the instruction that faulted.</text:p>
      <text:p text:style-name="P1"><text:tab/>// <text:s text:c="2"/>Unfortunately, we can't return directly from the exception stack:</text:p>
      <text:p text:style-name="P1"><text:tab/>// <text:s text:c="2"/>We can't call 'jmp', since that requires that we load the address</text:p>
      <text:p text:style-name="P1"><text:tab/>// <text:s text:c="2"/>into a register, and all registers must have their trap-time</text:p>
      <text:p text:style-name="P1"><text:soft-page-break/><text:tab/>// <text:s text:c="2"/>values after the return.</text:p>
      <text:p text:style-name="P1"><text:tab/>// <text:s text:c="2"/>We can't call 'ret' from the exception stack either, since if we</text:p>
      <text:p text:style-name="P1"><text:tab/>// <text:s text:c="2"/>did, %esp would have the wrong value.</text:p>
      <text:p text:style-name="P1"><text:tab/>// <text:s text:c="2"/>So instead, we push the trap-time %eip onto the *trap-time* stack!</text:p>
      <text:p text:style-name="P1"><text:tab/>// <text:s text:c="2"/>Below we'll switch to that stack and call 'ret', which will</text:p>
      <text:p text:style-name="P1"><text:tab/>// <text:s text:c="2"/>restore %eip to its pre-fault value.</text:p>
      <text:p text:style-name="P1"><text:tab/>//</text:p>
      <text:p text:style-name="P1"><text:tab/>// <text:s text:c="2"/>In the case of a recursive fault on the exception stack,</text:p>
      <text:p text:style-name="P1"><text:tab/>// <text:s text:c="2"/>note that the word we're pushing now will fit in the</text:p>
      <text:p text:style-name="P1"><text:tab/>// <text:s text:c="2"/>blank word that the kernel reserved for us.</text:p>
      <text:p text:style-name="P1"><text:tab/>//</text:p>
      <text:p text:style-name="P1"><text:tab/>// Hints:</text:p>
      <text:p text:style-name="P1"><text:tab/>// <text:s text:c="2"/>What registers are available for intermediate calculations?</text:p>
      <text:p text:style-name="P1"><text:tab/>//</text:p>
      <text:p text:style-name="P1"><text:tab/>// LAB 4: Your code here.</text:p>
      <text:p text:style-name="P1"><text:tab/>// ptr to UTF has been poped, it is UTrapframe now</text:p>
      <text:p text:style-name="P1"><text:tab/>// it means that esp points to fault_va now, esp -&gt; fault_va</text:p>
      <text:p text:style-name="P1"><text:tab/>// eax, ecx, edx are saved-by-caller regs, use as wish</text:p>
      <text:p text:style-name="P1"><text:tab/>// while edx, esi, edi are saved-by-called regs, save before using</text:p>
      <text:p text:style-name="P1"><text:tab/>// and restore before leaving</text:p>
      <text:p text:style-name="P1"><text:tab/>// our eip</text:p>
      <text:p text:style-name="P1"><text:tab/>movl<text:tab/>40(%esp),<text:tab/>%eax</text:p>
      <text:p text:style-name="P1"><text:tab/>// esp, the trap-time stack to return to</text:p>
      <text:p text:style-name="P1"><text:tab/>movl<text:tab/>48(%esp),<text:tab/>%ecx</text:p>
      <text:p text:style-name="P1"><text:tab/>// set rip to be out eip</text:p>
      <text:p text:style-name="P1"><text:tab/>// there is only one op-num can be memory-accessing</text:p>
      <text:p text:style-name="P1"><text:tab/>movl<text:tab/>%eax,<text:tab/>-4(%ecx)</text:p>
      <text:p text:style-name="P1"/>
      <text:p text:style-name="P1"><text:tab/>// Restore the trap-time registers.</text:p>
      <text:p text:style-name="P1"><text:tab/>// LAB 4: Your code here.</text:p>
      <text:p text:style-name="P1"><text:tab/>// esp -&gt; fault_va</text:p>
      <text:p text:style-name="P1"><text:tab/>// skip fault_va and tf_err</text:p>
      <text:p text:style-name="P1"><text:soft-page-break/><text:tab/>addl<text:tab/>$8,<text:tab/>%esp</text:p>
      <text:p text:style-name="P1"><text:tab/>// esp -&gt; trap-time edi</text:p>
      <text:p text:style-name="P1"><text:tab/>popal</text:p>
      <text:p text:style-name="P1"/>
      <text:p text:style-name="P1"><text:tab/>// Restore eflags from the stack.</text:p>
      <text:p text:style-name="P1"><text:tab/>// LAB 4: Your code here.</text:p>
      <text:p text:style-name="P1"><text:tab/>// esp -&gt; trap-time eip</text:p>
      <text:p text:style-name="P1"><text:tab/>addl<text:tab/>$4,<text:tab/>%esp</text:p>
      <text:p text:style-name="P1"><text:tab/>// esp -&gt; trap-time eflags</text:p>
      <text:p text:style-name="P1"><text:tab/>// popfl defined in "inc/x86.h"</text:p>
      <text:p text:style-name="P1"><text:tab/>popfl</text:p>
      <text:p text:style-name="P1"/>
      <text:p text:style-name="P1"><text:tab/>// Switch back to the adjusted trap-time stack.</text:p>
      <text:p text:style-name="P1"><text:tab/>// LAB 4: Your code here.</text:p>
      <text:p text:style-name="P1"><text:tab/>// esp -&gt; trap-time esp</text:p>
      <text:p text:style-name="P1"><text:tab/>// as requested</text:p>
      <text:p text:style-name="P1"><text:tab/>popl<text:tab/>%esp</text:p>
      <text:p text:style-name="P1"><text:tab/>// esp -&gt; the first argument</text:p>
      <text:p text:style-name="P1"><text:tab/>subl<text:tab/>$4,<text:tab/>%esp</text:p>
      <text:p text:style-name="P1"/>
      <text:p text:style-name="P1"><text:tab/>// Return to re-execute the instruction that faulted.</text:p>
      <text:p text:style-name="P1"><text:tab/>// LAB 4: Your code here.</text:p>
      <text:p text:style-name="P1"><text:tab/>// esp -&gt; rip</text:p>
      <text:p text:style-name="P1"><text:tab/>// ret will jump to rip, but esp must point to rip</text:p>
      <text:p text:style-name="P1"><text:tab/>ret<text:line-break/>-----------------------------------------------------------------------<text:line-break/><text:tab/>As it is the second core feature, just print all of it here.(the first core is “tweaked”)<text:line-break/><text:tab/>Why there is nothing about seg-reg? Because it is in user mode all the time.<text:line-break/><text:line-break/>7.<text:tab/>Exercise-7<text:line-break/><text:tab/>Finish set_pgfault_handler(). Well, I just cannot see any hint. I guess we may need to call those functions we have just implemented, “sys_env_set_pgfault_upcall()” for example. <text:soft-page-break/>So why not just use “&amp;env” as argument?<text:line-break/><text:tab/>Pay attention to the difference between upcall and handler.<text:line-break/>set_pgfault_handler()---------------------------------------------<text:line-break/><text:tab/>// Set the page fault handler function.</text:p>
      <text:p text:style-name="P1"><text:tab/>// If there isn't one yet, _pgfault_handler will be 0.</text:p>
      <text:p text:style-name="P1"><text:tab/>if (_pgfault_handler == 0) {</text:p>
      <text:p text:style-name="P1"><text:tab/><text:tab/>// First time through!</text:p>
      <text:p text:style-name="P1"><text:tab/><text:tab/>// LAB 4: Your code here.</text:p>
      <text:p text:style-name="P1"><text:tab/><text:tab/>envid_t envid = sys_getenvid();</text:p>
      <text:p text:style-name="P1"><text:tab/><text:tab/>// The first time we register a handler, we need to </text:p>
      <text:p text:style-name="P1"><text:tab/><text:tab/>// allocate an exception stack (one page of memory with its top</text:p>
      <text:p text:style-name="P1"><text:tab/><text:tab/>// at UXSTACKTOP). [UXSTACKTOP-PGSIZE, UXSTACKTOP-1]</text:p>
      <text:p text:style-name="P1"><text:tab/><text:tab/>// user can read, write</text:p>
      <text:p text:style-name="P1"><text:tab/><text:tab/>if ((r = sys_page_alloc(envid, (void *)(UXSTACKTOP-PGSIZE),</text:p>
      <text:p text:style-name="P1"><text:tab/><text:tab/><text:tab/>PTE_W | PTE_U | PTE_P)) &lt; 0)</text:p>
      <text:p text:style-name="P1"><text:tab/><text:tab/>{</text:p>
      <text:p text:style-name="P1"><text:tab/><text:tab/><text:tab/>panic("set_pgfault_handler: %e", r);</text:p>
      <text:p text:style-name="P1"><text:tab/><text:tab/><text:tab/>return;</text:p>
      <text:p text:style-name="P1"><text:tab/><text:tab/>}</text:p>
      <text:p text:style-name="P1"><text:tab/><text:tab/>// tell the kernel to call the assembly-language</text:p>
      <text:p text:style-name="P1"><text:tab/><text:tab/>// _pgfault_upcall routine when a page fault occurs.</text:p>
      <text:p text:style-name="P1"><text:tab/><text:tab/>if ((r = sys_env_set_pgfault_upcall(envid, _pgfault_upcall)) &lt; 0)</text:p>
      <text:p text:style-name="P1"><text:tab/><text:tab/>{</text:p>
      <text:p text:style-name="P1"><text:tab/><text:tab/><text:tab/>panic("set_pgfault_handler: %e", r);</text:p>
      <text:p text:style-name="P1"><text:tab/><text:tab/><text:tab/>return;</text:p>
      <text:p text:style-name="P1"><text:tab/><text:tab/>}</text:p>
      <text:p text:style-name="P1"><text:tab/><text:tab/>// notice that handler and upcall are different</text:p>
      <text:p text:style-name="P1"/>
      <text:p text:style-name="P1"><text:tab/><text:tab/>//panic("set_pgfault_handler not implemented");</text:p>
      <text:p text:style-name="P1"><text:tab/>}</text:p>
      <text:p text:style-name="P1"/>
      <text:p text:style-name="P1"><text:tab/>// Save handler pointer for assembly to call.</text:p>
      <text:p text:style-name="P1"><text:soft-page-break/><text:tab/>_pgfault_handler = handler;<text:line-break/>-----------------------------------------------------------------------<text:line-break/><text:tab/>Testing time. I just got “deadb000” for the forth test. Crap.<text:line-break/><text:tab/>When debugging, I found an interesting function missed to research in Lab2.<text:line-break/>void</text:p>
      <text:p text:style-name="P1">i386_detect_memory(void)</text:p>
      <text:p text:style-name="P1">{</text:p>
      <text:p text:style-name="P1"><text:tab/>// CMOS tells us how many kilobytes there are</text:p>
      <text:p text:style-name="P1"><text:tab/>basemem = ROUNDDOWN(nvram_read(NVRAM_BASELO)*1024, PGSIZE);</text:p>
      <text:p text:style-name="P1"><text:tab/>extmem = ROUNDDOWN(nvram_read(NVRAM_EXTLO)*1024, PGSIZE);</text:p>
      <text:p text:style-name="P1"/>
      <text:p text:style-name="P1"><text:tab/>// Calculate the maximum physical address based on whether</text:p>
      <text:p text:style-name="P1"><text:tab/>// or not there is any extended memory. <text:s/>See comment in &lt;inc/mmu.h&gt;.</text:p>
      <text:p text:style-name="P1"><text:tab/>if (extmem)</text:p>
      <text:p text:style-name="P1"><text:tab/><text:tab/>maxpa = EXTPHYSMEM + extmem;</text:p>
      <text:p text:style-name="P1"><text:tab/>else</text:p>
      <text:p text:style-name="P1"><text:tab/><text:tab/>maxpa = basemem;</text:p>
      <text:p text:style-name="P1"/>
      <text:p text:style-name="P1"><text:tab/>npage = maxpa / PGSIZE;</text:p>
      <text:p text:style-name="P1"/>
      <text:p text:style-name="P1"><text:tab/>cprintf("Physical memory: %dK available, ", (int)(maxpa/1024));</text:p>
      <text:p text:style-name="P1"><text:tab/>cprintf("base = %dK, extended = %dK\n", (int)(basemem/1024), (int)(extmem/1024));</text:p>
      <text:p text:style-name="P1">}<text:line-break/><text:tab/>The comment leads me to “inc/mmu.h”, but I just found nothing. It is still simple to understand though.<text:line-break/><text:tab/>Back to business. The difference comes from “user_mem_check”. Why I just call it a difference rather than a bug? Because it is not me that makes mistakes.<text:line-break/><text:tab/>As requested, we need to set the first erroneous va to “user_mem_check_addr”, but it is clear that “deadbeef” is not that kind. “deadb000” is supposed to be the first, as it is the beginning of that page.<text:line-break/><text:tab/>So I stick to my implementation. In fact, this difference won't matter much, except wasting my 20 min to figure out. Cr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3T20:38:04</dc:date>
    <meta:editing-duration>P2DT22H3M28S</meta:editing-duration>
    <meta:editing-cycles>2087</meta:editing-cycles>
    <meta:generator>LibreOffice/3.5$Linux_x86 LibreOffice_project/350m1$Build-202</meta:generator>
    <dc:creator>Yuchen Yan</dc:creator>
    <meta:document-statistic meta:table-count="0" meta:image-count="0" meta:object-count="0" meta:page-count="17" meta:paragraph-count="377" meta:word-count="3172" meta:character-count="20622" meta:non-whitespace-character-count="17213"/>
  </office:meta>
</office:document-meta>
</file>